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800000120E7BBB6EE809B0B26.png" manifest:media-type="image/png"/>
  <manifest:file-entry manifest:full-path="Pictures/10000201000001330000011C438974BFFFE8D78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414cm" svg:height="5.008cm" svg:x="0.2cm" svg:y="0.4cm">
          <draw:image xlink:href="Pictures/10000201000001330000011C438974BFFFE8D781.png" xlink:type="simple" xlink:show="embed" xlink:actuate="onLoad">
            <text:p/>
          </draw:image>
        </draw:frame>
        <draw:frame draw:style-name="gr1" draw:text-style-name="P1" draw:layer="layout" svg:width="5.502cm" svg:height="5.079cm" svg:x="6cm" svg:y="0.321cm">
          <draw:image xlink:href="Pictures/100002010000013800000120E7BBB6EE809B0B26.png" xlink:type="simple" xlink:show="embed" xlink:actuate="onLoad">
            <text:p/>
          </draw:image>
        </draw:frame>
        <draw:frame draw:style-name="gr2" draw:text-style-name="P2" draw:layer="layout" svg:width="0.697cm" svg:height="0.645cm" svg:x="0.003cm" svg:y="0cm">
          <draw:text-box>
            <text:p><text:span text:style-name="T1">a</text:span></text:p>
          </draw:text-box>
        </draw:frame>
        <draw:frame draw:style-name="gr2" draw:text-style-name="P2" draw:layer="layout" svg:width="0.718cm" svg:height="0.645cm" svg:x="5.804cm" svg:y="0.001cm">
          <draw:text-box>
            <text:p><text:span text:style-name="T1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7cm" fo:page-height="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00:24:26.639481046</meta:creation-date>
    <dc:date>2020-12-08T00:29:00.873270695</dc:date>
    <meta:editing-duration>PT4M34S</meta:editing-duration>
    <meta:editing-cycles>1</meta:editing-cycles>
    <meta:document-statistic meta:object-count="4"/>
    <meta:generator>LibreOffice/6.0.7.3$Linux_X86_64 LibreOffice_project/00m0$Build-3</meta:generator>
  </office:meta>
</office:document-meta>
</file>